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91cm" style:rel-column-width="1083*"/>
    </style:style>
    <style:style style:name="Tableau2.B" style:family="table-column">
      <style:table-column-properties style:column-width="16.977cm" style:rel-column-width="962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783cm" table:align="margins"/>
    </style:style>
    <style:style style:name="Table1.A" style:family="table-column">
      <style:table-column-properties style:column-width="16.783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783cm" table:align="margins"/>
    </style:style>
    <style:style style:name="Table2.A" style:family="table-column">
      <style:table-column-properties style:column-width="16.783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783cm" table:align="margins"/>
    </style:style>
    <style:style style:name="Table3.A" style:family="table-column">
      <style:table-column-properties style:column-width="16.783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783cm" table:align="margins"/>
    </style:style>
    <style:style style:name="Table4.A" style:family="table-column">
      <style:table-column-properties style:column-width="16.783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783cm" table:align="margins"/>
    </style:style>
    <style:style style:name="Table5.A" style:family="table-column">
      <style:table-column-properties style:column-width="16.783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9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1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letter-spacing="-0.009cm" fo:font-weight="bold" style:font-weight-asian="bold" style:font-weight-complex="bold"/>
    </style:style>
    <style:style style:name="T18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etter-spacing="-0.009cm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3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Bitstream Charter" fo:font-style="italic" style:font-style-asian="italic" style:font-style-complex="italic"/>
    </style:style>
    <style:style style:name="T27" style:family="text">
      <style:text-properties style:font-name="Bitstream Charter" fo:letter-spacing="-0.009cm" fo:font-style="italic" style:font-style-asian="italic" style:font-style-complex="italic"/>
    </style:style>
    <style:style style:name="T28" style:family="text">
      <style:text-properties style:text-position="super 58%"/>
    </style:style>
    <style:style style:name="T29" style:family="text">
      <style:text-properties fo:color="#000000"/>
    </style:style>
    <style:style style:name="T30" style:family="text">
      <style:text-properties fo:color="#000000" style:font-name="Bitstream Charter" fo:font-style="italic" style:font-style-asian="italic" style:font-style-complex="italic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ff" style:font-name="Courier 10 Pitch" fo:font-size="11pt" style:font-size-asian="11pt" style:font-size-complex="11pt"/>
    </style:style>
    <style:style style:name="T35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6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34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3"><text:s text:c="58"/>Expérience Professionnelle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Depuis Sept.</text:p>
            <text:p text:style-name="P20"><text:s/>2011</text:p>
          </table:table-cell>
          <table:table-cell table:style-name="Tableau2.B1" office:value-type="string">
            <text:p text:style-name="P7">Ingénieur Expert à INRIA Saclay-IDF, Équipe TAO <text:span text:style-name="T31">(Apprentissage et Optimisation)</text:span></text:p>
            <text:p text:style-name="Standard"><text:span text:style-name="T24">Développement collaboratif au sein du Projet Mash </text:span><text:span text:style-name="T23">(</text:span><text:a xlink:type="simple" xlink:href="http://mash-project.eu/"><text:span text:style-name="T36">http://mash-project.eu/</text:span></text:a><text:span text:style-name="T23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20">2011</text:p>
            <text:p text:style-name="P20">- <text:s/></text:p>
            <text:p text:style-name="P20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1">(Apprentissage et Optimisation)</text:span></text:p>
            <text:p text:style-name="Standard"><text:span text:style-name="T24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Planification grande dimension avec application à l'énergie: Gestion de production électrique.</text:p>
                  <text:p text:style-name="P5">- Tuning des paramètres du programme joueur de Go <text:span text:style-name="T7">MoGo</text:span>.</text:p>
                  <text:p text:style-name="P5">- Expérimentations sur la parallélisation de l'algorithme Monte-Carlo Tree Search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20">2010</text:p>
            <text:p text:style-name="P20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9</text:p>
            <text:p text:style-name="P20">6 mois</text:p>
          </table:table-cell>
          <table:table-cell table:style-name="Tableau2.B1" office:value-type="string">
            <text:p text:style-name="Standard"><text:span text:style-name="T24">Thèse de Master,</text:span> L<text:span text:style-name="T4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1">Titre:</text:span> <text:span text:style-name="T22">Raffinement d'abstraction de composants matériels pour la vérification par model checking.</text:span></text:p>
                  <text:p text:style-name="Standard"><text:span text:style-name="T11">Thèmes:</text:span> <text:span text:style-name="T22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8</text:p>
            <text:p text:style-name="P20">6 mois</text:p>
          </table:table-cell>
          <table:table-cell table:style-name="Tableau2.B1" office:value-type="string">
            <text:p text:style-name="Standard"><text:span text:style-name="T24">Thèse de maîtrise, </text:span><text:span text:style-name="T5">Centre d'enseignement à distance,</text:span> <text:span text:style-name="T4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1">Titre:</text:span> <text:span text:style-name="T22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1">Thèmes:</text:span> <text:span text:style-name="T22">intelligence artificielle , apprentissage, metadonnées, web sémantique.</text:span>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3"><text:s text:c="84"/>Études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2009</text:p>
            <text:p text:style-name="P20">-</text:p>
            <text:p text:style-name="P20">2008</text:p>
          </table:table-cell>
          <table:table-cell table:style-name="Tableau3.B1" office:value-type="string">
            <text:p text:style-name="P22">Master de recherche : Modèles, Optimisation, Programmation et Services. </text:p>
            <text:p text:style-name="P28"><text:span text:style-name="T2">Université d’Evry-Val-d’Essonne, France</text:span><text:span text:style-name="T3">.</text:span> <text:s text:c="4"/></text:p>
            <text:p text:style-name="P5"><text:span text:style-name="T32">Majeurs:</text:span> Optimisation, Apprentissage automatique, Recherche opérationnelle.</text:p>
            <text:p text:style-name="P5"><text:span text:style-name="T32">Mineurs:</text:span> systèmes distribués<text:span text:style-name="T29">, programmation linéaire.</text:span></text:p>
          </table:table-cell>
        </table:table-row>
        <table:table-row>
          <table:table-cell table:style-name="Tableau3.A1" office:value-type="string">
            <text:p text:style-name="P20">2007</text:p>
            <text:p text:style-name="P20">-</text:p>
            <text:p text:style-name="P20">2008</text:p>
          </table:table-cell>
          <table:table-cell table:style-name="Tableau3.B1" office:value-type="string">
            <text:p text:style-name="P23"><text:span text:style-name="T1">Maîtrise en Sciences Informatiques : Génie Logiciel et Programmation.</text:span><text:span text:style-name="T6"> </text:span></text:p>
            <text:p text:style-name="P24"><text:span text:style-name="T2">Université de Carthage, Tunisie.</text:span><text:span text:style-name="T20"> </text:span><text:span text:style-name="T21"><text:s/></text:span></text:p>
            <text:p text:style-name="P30">Avec mention bien (3<text:span text:style-name="T28">ème</text:span>/64).</text:p>
            <text:p text:style-name="P29"><text:span text:style-name="T32">Majeurs:</text:span> Ateliers de génie logiciel. <text:span text:style-name="T32">Mineurs:</text:span> Architecture des systèmes <text:span text:style-name="T29">d'exploitation.</text:span></text:p>
          </table:table-cell>
        </table:table-row>
        <table:table-row table:style-name="Tableau3.3">
          <table:table-cell table:style-name="Tableau3.A1" office:value-type="string">
            <text:p text:style-name="P20">2004 <text:s text:c="4"/>-</text:p>
            <text:p text:style-name="P20">2006</text:p>
          </table:table-cell>
          <table:table-cell table:style-name="Tableau3.B1" office:value-type="string">
            <text:p text:style-name="P22">DEUPC en Mathématiques et Sciences Informatiques.</text:p>
            <text:p text:style-name="P24"><text:span text:style-name="T2">Université de Carthage, Tunisie.</text:span><text:span text:style-name="T20"> </text:span><text:span text:style-name="T21"><text:s/></text:span></text:p>
            <text:p text:style-name="P5"><text:span text:style-name="T32">Majeurs:</text:span> Sciences informatiques, Mathématiques. <text:span text:style-name="T32">Mineurs:</text:span> Physiques, Statistiques<text:span text:style-name="T29">.</text:span></text:p>
          </table:table-cell>
        </table:table-row>
      </table:table>
      <text:p text:style-name="P17"/>
      <text:p text:style-name="P17"><text:soft-page-break/><text:s text:c="61"/>Compétences Spécifiques</text:p>
      <text:p text:style-name="P25"/>
      <text:p text:style-name="Standard"><text:span text:style-name="T10"><text:tab/><text:tab/></text:span><text:span text:style-name="T14">Programmation:</text:span><text:span text:style-name="T33"> </text:span><text:span text:style-name="T25">C/C++(Expert), Java(Familier), Cuda(base).</text:span></text:p>
      <text:p text:style-name="P12"><text:span text:style-name="T18"><text:tab/><text:tab/></text:span><text:span text:style-name="T15">API:</text:span><text:span text:style-name="T26"> JNI, SWING. </text:span></text:p>
      <text:p text:style-name="P12"><text:span text:style-name="T17"><text:tab/><text:tab/></text:span><text:span text:style-name="T15">IDE:</text:span> <text:span text:style-name="T26">Vim, Eclipse, NetBeans.</text:span></text:p>
      <text:p text:style-name="P12"><text:span text:style-name="T17"><text:tab/><text:tab/>Programmation linéaire</text:span><text:span text:style-name="T15">:</text:span><text:span text:style-name="T19"> GLPK, Visual Xpress 3</text:span><text:span text:style-name="T26">. <text:s text:c="2"/></text:span><text:s/></text:p>
      <text:p text:style-name="P12"><text:span text:style-name="T17"><text:tab/><text:tab/></text:span><text:span text:style-name="T15">Gestionnaires de Versions:</text:span> <text:span text:style-name="T26">CVS, SVN, GIT. </text:span><text:s text:c="3"/></text:p>
      <text:p text:style-name="P12"><text:span text:style-name="T17"><text:tab/><text:tab/></text:span><text:span text:style-name="T15">Scripts:</text:span> <text:span text:style-name="T26">Shell, Sed, </text:span><text:span text:style-name="T30">Awk, O</text:span><text:span text:style-name="T26">ctave.</text:span><text:line-break/><text:tab/><text:tab/><text:span text:style-name="T15">Gestion de bases de données:</text:span> <text:span text:style-name="T26">Oracle, PL/SQL, MySQL.</text:span></text:p>
      <text:p text:style-name="P12"><text:span text:style-name="T17"><text:tab/><text:tab/></text:span><text:span text:style-name="T15">Systèmes d'exploitation:</text:span><text:span text:style-name="T19"> </text:span><text:span text:style-name="T27">MS Windows, Linux, MacOS.</text:span></text:p>
      <text:p text:style-name="P13"><text:s text:c="79"/>Formations</text:p>
      <text:p text:style-name="P14"/>
      <text:p text:style-name="Standard"><text:tab/><text:tab/><text:span text:style-name="T14">Avril 2011: École de printemps GRID'5000 (5 jours)</text:span></text:p>
      <text:p text:style-name="Standard"><text:span text:style-name="T16"><text:tab/> <text:s text:c="9"/></text:span><text:span text:style-name="T12">-</text:span><text:span text:style-name="T13"> </text:span><text:span text:style-name="T12">Clouds computing et déploiement d'environnements virtualisés.</text:span></text:p>
      <text:p text:style-name="Standard"><text:tab/><text:tab/><text:span text:style-name="T14">Avril 2011: Formation intensive à INRIA-Saclay (3 jours)</text:span></text:p>
      <text:p text:style-name="Standard"><text:span text:style-name="T9"><text:tab/> <text:s text:c="13"/></text:span><text:span text:style-name="T12">- Programmation GPGPU.</text:span></text:p>
      <text:p text:style-name="Standard"><text:span text:style-name="T9"><text:tab/><text:tab/></text:span><text:span text:style-name="T14">Janvier 2011: Formation intensive à INRIA-Rocquencourt (3 jours) </text:span></text:p>
      <text:p text:style-name="Standard"><text:tab/> <text:s text:c="11"/><text:span text:style-name="T12"><text:s/>- Programmation parallèle avec MPI.</text:span></text:p>
      <text:p text:style-name="Standard"><text:tab/> <text:s text:c="11"/><text:span text:style-name="T12"><text:s/>- Programmation GPU avec Cuda.</text:span></text:p>
      <text:p text:style-name="Standard"><text:tab/><text:tab/><text:span text:style-name="T14">Avril 2010: École de printemps GRID'5000 (5 jours)</text:span></text:p>
      <text:p text:style-name="Standard"><text:tab/> <text:s text:c="12"/><text:span text:style-name="T12">- Plan d'expériences et expérimentations grande échelle sur les grilles de calcul.</text:span></text:p>
      <text:p text:style-name="P15"><text:s text:c="82"/>Réalisations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9">2010</text:p>
          </table:table-cell>
          <table:table-cell table:style-name="Tableau4.B1" office:value-type="string">
            <text:p text:style-name="Standard"><text:span text:style-name="T8">MoGoDroid</text:span>: Application<text:span text:style-name="T12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<text:s/>-</text:p>
            <text:p text:style-name="P19"><text:s/>2009</text:p>
          </table:table-cell>
          <table:table-cell table:style-name="Tableau4.B1" office:value-type="string">
            <text:p text:style-name="Standard"><text:span text:style-name="T8">MoGo</text:span>:<text:span text:style-name="T31"> </text:span><text:span text:style-name="T12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2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-</text:p>
            <text:p text:style-name="P19">2009</text:p>
          </table:table-cell>
          <table:table-cell table:style-name="Tableau4.B1" office:value-type="string">
            <text:p text:style-name="P21"><text:span text:style-name="T8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6"/>
      <text:p text:style-name="P16"><text:s text:c="72"/>Langues et Intérêts</text:p>
      <text:p text:style-name="P8"><text:tab/><text:tab/></text:p>
      <text:p text:style-name="P8"><text:tab/><text:tab/>Langu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35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35">http://www.speleobizerte.creajn.com</text:span>).</text:p>
      <text:p text:style-name="P9"><text:tab/><text:tab/>Diplôme en premiers secours et volontaire pour les compagnes de prévention routière.</text:p>
      <text:p text:style-name="P18"/>
      <text:p text:style-name="P18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9-30T11:26:07</dc:date>
    <meta:editing-duration>PT82H07M08S</meta:editing-duration>
    <meta:editing-cycles>253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15" meta:word-count="640" meta:character-count="5337"/>
    <meta:user-defined meta:name="Info 1"/>
    <meta:user-defined meta:name="Info 2"/>
    <meta:user-defined meta:name="Info 3"/>
    <meta:user-defined meta:name="Info 4"/>
  </office:meta>
</office:document-meta>
</file>